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01" style:display-name="TABLE_01" style:family="table">
      <style:table-properties style:width="26.7cm" table:align="margins"/>
    </style:style>
    <style:style style:name="TABLE_5f_01.A" style:display-name="TABLE_01.A" style:family="table-column">
      <style:table-column-properties style:column-width="0.979cm" style:rel-column-width="2402*"/>
    </style:style>
    <style:style style:name="TABLE_5f_01.B" style:display-name="TABLE_01.B" style:family="table-column">
      <style:table-column-properties style:column-width="8.717cm" style:rel-column-width="21396*"/>
    </style:style>
    <style:style style:name="TABLE_5f_01.C" style:display-name="TABLE_01.C" style:family="table-column">
      <style:table-column-properties style:column-width="6.472cm" style:rel-column-width="15884*"/>
    </style:style>
    <style:style style:name="TABLE_5f_01.D" style:display-name="TABLE_01.D" style:family="table-column">
      <style:table-column-properties style:column-width="8.405cm" style:rel-column-width="20629*"/>
    </style:style>
    <style:style style:name="TABLE_5f_01.E" style:display-name="TABLE_01.E" style:family="table-column">
      <style:table-column-properties style:column-width="2.129cm" style:rel-column-width="5224*"/>
    </style:style>
    <style:style style:name="TABLE_5f_01.1" style:display-name="TABLE_01.1" style:family="table-row">
      <style:table-row-properties fo:keep-together="always"/>
    </style:style>
    <style:style style:name="TABLE_5f_01.A1" style:display-name="TABLE_0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01.E1" style:display-name="TABLE_01.E1" style:family="table-cell">
      <style:table-cell-properties fo:background-color="#cccccc" fo:padding="0.097cm" fo:border="0.05pt solid #000000">
        <style:background-image/>
      </style:table-cell-properties>
    </style:style>
    <style:style style:name="TABLE_5f_01.A2" style:display-name="TABLE_01.A2" style:family="table-cell">
      <style:table-cell-properties fo:padding="0.097cm" fo:border-left="0.05pt solid #000000" fo:border-right="none" fo:border-top="none" fo:border-bottom="0.05pt solid #000000"/>
    </style:style>
    <style:style style:name="TABLE_5f_01.B2" style:display-name="TABLE_01.B2" style:family="table-cell">
      <style:table-cell-properties fo:padding="0.097cm" fo:border-left="0.05pt solid #000000" fo:border-right="none" fo:border-top="none" fo:border-bottom="0.05pt solid #000000"/>
    </style:style>
    <style:style style:name="TABLE_5f_01.C2" style:display-name="TABLE_01.C2" style:family="table-cell">
      <style:table-cell-properties fo:padding="0.097cm" fo:border-left="0.05pt solid #000000" fo:border-right="none" fo:border-top="none" fo:border-bottom="0.05pt solid #000000"/>
    </style:style>
    <style:style style:name="TABLE_5f_01.D2" style:display-name="TABLE_01.D2" style:family="table-cell">
      <style:table-cell-properties fo:padding="0.097cm" fo:border-left="0.05pt solid #000000" fo:border-right="none" fo:border-top="none" fo:border-bottom="0.05pt solid #000000"/>
    </style:style>
    <style:style style:name="TABLE_5f_01.E2" style:display-name="TABLE_0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Heading">
      <style:paragraph-properties fo:text-align="center" style:justify-single-word="false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Heading">
      <style:paragraph-properties fo:text-align="start" style:justify-single-word="false"/>
    </style:style>
    <style:style style:name="P7" style:family="paragraph" style:parent-style-name="Text_20_body" style:master-page-name="Landscape">
      <style:paragraph-properties fo:text-align="end" style:justify-single-word="false" style:page-number="auto"/>
      <style:text-properties fo:font-weight="bold" style:font-weight-asian="bold" style:font-weight-complex="bold"/>
    </style:style>
    <style:style style:name="P8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9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rsid="0008f6cd" officeooo:paragraph-rsid="001b26c0"/>
    </style:style>
    <style:style style:name="P10" style:family="paragraph" style:parent-style-name="Table_20_Contents">
      <style:paragraph-properties fo:text-align="center" style:justify-single-word="false"/>
      <style:text-properties fo:font-weight="normal" officeooo:rsid="001a207a" officeooo:paragraph-rsid="001a207a" style:font-weight-asian="normal" style:font-weight-complex="normal"/>
    </style:style>
    <style:style style:name="P11" style:family="paragraph" style:parent-style-name="Table_20_Heading">
      <style:paragraph-properties fo:text-align="center" style:justify-single-word="false"/>
      <style:text-properties officeooo:rsid="001a207a" officeooo:paragraph-rsid="001a207a"/>
    </style:style>
    <style:style style:name="T1" style:family="text">
      <style:text-properties fo:color="#800000"/>
    </style:style>
    <style:style style:name="T2" style:family="text">
      <style:text-properties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ext:p text:style-name="P7">Приложение № 1</text:p>
      <text:p text:style-name="P2"><text:span text:style-name="T2">к</text:span> <text:span text:style-name="T2">Положению Информационная система банка. Список приложений.</text:span></text:p>
      <text:p text:style-name="P3">Информационная система банка. Список приложений<text:line-break/>по состоянию на [REPORT_DATE] г.</text:p>
      <text:p text:style-name="Preformatted_20_Text"/>
      <table:table table:name="TABLE_01" table:style-name="TABLE_5f_01">
        <table:table-column table:style-name="TABLE_5f_01.A"/>
        <table:table-column table:style-name="TABLE_5f_01.B"/>
        <table:table-column table:style-name="TABLE_5f_01.C"/>
        <table:table-column table:style-name="TABLE_5f_01.D"/>
        <table:table-column table:style-name="TABLE_5f_01.E"/>
        <table:table-row table:style-name="TABLE_5f_01.1">
          <table:table-cell table:style-name="TABLE_5f_01.A1" office:value-type="string">
            <text:p text:style-name="P11">№ п/п</text:p>
          </table:table-cell>
          <table:table-cell table:style-name="TABLE_5f_01.A1" office:value-type="string">
            <text:p text:style-name="Table_20_Heading">Наименование</text:p>
          </table:table-cell>
          <table:table-cell table:style-name="TABLE_5f_01.A1" office:value-type="string">
            <text:p text:style-name="Table_20_Heading">Описание</text:p>
          </table:table-cell>
          <table:table-cell table:style-name="TABLE_5f_01.A1" office:value-type="string">
            <text:p text:style-name="P6">Назначение</text:p>
          </table:table-cell>
          <table:table-cell table:style-name="TABLE_5f_01.E1" office:value-type="string">
            <text:p text:style-name="Table_20_Heading">Тип</text:p>
          </table:table-cell>
        </table:table-row>
        <table:table-row table:style-name="TABLE_5f_01.1">
          <table:table-cell table:style-name="TABLE_5f_01.A2" office:value-type="string">
            <text:p text:style-name="P10">[NN]</text:p>
          </table:table-cell>
          <table:table-cell table:style-name="TABLE_5f_01.B2" office:value-type="string">
            <text:p text:style-name="P5">[NAME]</text:p>
          </table:table-cell>
          <table:table-cell table:style-name="TABLE_5f_01.C2" office:value-type="string">
            <text:p text:style-name="Table_20_Contents">[DESCRIPTION]</text:p>
          </table:table-cell>
          <table:table-cell table:style-name="TABLE_5f_01.D2" office:value-type="string">
            <text:p text:style-name="P4">[PURPOSE]</text:p>
          </table:table-cell>
          <table:table-cell table:style-name="TABLE_5f_01.E2" office:value-type="string">
            <text:p text:style-name="Table_20_Contents">[APPTYPE]</text:p>
          </table:table-cell>
        </table:table-row>
      </table:table>
      <text:p text:style-name="Preformatted_20_Text"/>
      <text:p text:style-name="P8">[USER_POSITION]<text:tab/>/ [USER_NAME] /</text:p>
      <text:p text:style-name="P9">[REPORT_DATE] 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cm" fo:margin-bottom="0.101cm" style:contextual-spacing="false" fo:text-align="justify" style:justify-single-word="false" fo:text-indent="1.499cm" style:auto-text-indent="false"/>
      <style:text-properties style:font-name="Liberation Sans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1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cm" fo:margin-right="0cm" fo:margin-top="0cm" fo:margin-bottom="0cm" style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size="8pt" fo:language="en" fo:country="US" style:font-size-asian="8pt" style:font-name-complex="Times New Roman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="100%" fo:margin-left="0cm" fo:margin-right="0cm" fo:margin-top="0cm" fo:margin-bottom="0cm" style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size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9.7cm" fo:page-height="21.001cm" style:num-format="1" style:print-orientation="landscape" fo:margin-top="1cm" fo:margin-bottom="1.499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Footer">Стр.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26T17:48:00</dc:date>
    <meta:generator>LibreOffice/3.6$Linux_X86_64 LibreOffice_project/360m1$Build-2</meta:generator>
    <meta:editing-duration>PT4H46M50S</meta:editing-duration>
    <meta:editing-cycles>60</meta:editing-cycles>
    <dc:creator>Роберт Бикмансуров</dc:creator>
    <meta:document-statistic meta:table-count="1" meta:image-count="0" meta:object-count="0" meta:page-count="1" meta:paragraph-count="17" meta:word-count="45" meta:character-count="320" meta:non-whitespace-character-count="293"/>
  </office:meta>
</office:document-meta>
</file>